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complex="Times New Roman2"/>
    </style:style>
    <style:style style:name="P3" style:family="paragraph" style:parent-style-name="Standard">
      <style:paragraph-properties fo:text-align="center" style:justify-single-word="false"/>
      <style:text-properties style:font-name-complex="Times New Roman2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name-complex="Times New Roman2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Times New Roman2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fo:language="ru" fo:country="RU" style:font-size-asian="14pt" style:font-name-complex="Times New Roman2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-complex="Times New Roman2"/>
    </style:style>
    <style:style style:name="P15" style:family="paragraph" style:parent-style-name="Standard">
      <style:paragraph-properties fo:text-align="center" style:justify-single-word="false"/>
      <style:text-properties style:font-name-complex="Times New Roman2"/>
    </style:style>
    <style:style style:name="P16" style:family="paragraph" style:parent-style-name="Standard">
      <style:paragraph-properties fo:line-height="100%"/>
      <style:text-properties style:font-name="Times New Roman" fo:font-size="14pt" style:font-size-asian="14pt" style:font-name-complex="Times New Roman2" style:font-size-complex="14pt"/>
    </style:style>
    <style:style style:name="P17" style:family="paragraph" style:parent-style-name="Heading_20_1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P18" style:family="paragraph" style:parent-style-name="Heading_20_2">
      <style:paragraph-properties fo:margin-left="0cm" fo:margin-right="0cm" fo:margin-top="0.071cm" fo:margin-bottom="0.499cm" fo:text-indent="1.27cm" style:auto-text-indent="false"/>
      <style:text-properties style:font-name="Times New Roman1" fo:font-size="12pt"/>
    </style:style>
    <style:style style:name="P19" style:family="paragraph" style:parent-style-name="Heading_20_3">
      <style:text-properties fo:font-size="14pt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P2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Times New Roman1" fo:font-size="26pt" fo:language="en" fo:country="US" fo:font-weight="bold" style:font-size-asian="26pt" style:font-weight-asian="bold" style:font-name-complex="Times New Roman2" style:font-size-complex="26pt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T1" style:family="text">
      <style:text-properties fo:font-size="14pt" style:font-size-asian="14pt" style:font-name-complex="Times New Roman2" style:font-size-complex="14pt"/>
    </style:style>
    <style:style style:name="T2" style:family="text">
      <style:text-properties fo:font-size="14pt" fo:language="ru" fo:country="RU" style:font-size-asian="14pt" style:font-name-complex="Times New Roman2" style:font-size-complex="14pt"/>
    </style:style>
    <style:style style:name="T3" style:family="text">
      <style:text-properties fo:font-size="14pt" fo:language="en" fo:country="US" style:font-size-asian="14pt" style:font-name-complex="Times New Roman2" style:font-size-complex="14pt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12pt" fo:language="en" fo:country="US" style:font-size-asian="12pt" style:font-name-complex="Times New Roman2" style:font-size-complex="12pt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name-complex="Times New Roman2" style:font-size-complex="12pt" style:font-weight-complex="bold"/>
    </style:style>
    <style:style style:name="T7" style:family="text">
      <style:text-properties style:font-name="Times New Roman" fo:font-size="13pt" fo:language="en" fo:country="US" fo:font-weight="bold" style:font-size-asian="13pt" style:font-weight-asian="bold" style:font-name-complex="Times New Roman2" style:font-size-complex="13pt" style:font-weight-complex="bold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1" fo:font-size="12pt" style:font-name-complex="Times New Roman2"/>
    </style:style>
    <style:style style:name="T10" style:family="text">
      <style:text-properties style:font-name="Times New Roman1" fo:font-size="12pt" fo:language="en" fo:country="US" style:font-name-complex="Times New Roman2"/>
    </style:style>
    <style:style style:name="T11" style:family="text">
      <style:text-properties fo:font-size="12pt"/>
    </style:style>
    <style:style style:name="T1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науки <text:s/>и высшего образования Российской Федерации</text:p>
      <text:p text:style-name="P3">Федеральное государственное бюджетное образовательное учреждение</text:p>
      <text:p text:style-name="P3">высшего образования «Новгородский Государственный Университет имени Ярослава Мудрого»</text:p>
      <text:p text:style-name="P4"/>
      <text:p text:style-name="P1"><text:span text:style-name="T1">Кафедра </text:span><text:span text:style-name="T2">информационных технологий и систем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pan text:style-name="T11"/></text:p>
      <text:p text:style-name="P21">Семейство протоколов TCP/IP. Сокеты в UNIX и работа с ними</text:p>
      <text:p text:style-name="P1"><text:span text:style-name="T2">Лабораторная работа №</text:span><text:span text:style-name="T3">11</text:span><text:span text:style-name="T2"> по дисциплине</text:span></text:p>
      <text:p text:style-name="P7">Операционные системы 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и студенты гр. 8091</text:p>
      <text:p text:style-name="P8">Кулаков Игорь Юрьевич</text:p>
      <text:p text:style-name="P5"/>
      <text:p text:style-name="P5">_________________/______________________/</text:p>
      <text:p text:style-name="P6"/>
      <text:p text:style-name="P6"/>
      <text:p text:style-name="P1"><text:span text:style-name="T1">Принял</text:span><text:span text:style-name="T2"> </text:span></text:p>
      <text:p text:style-name="P5">_________________/______________________/</text:p>
      <text:p text:style-name="P2"/>
      <text:p text:style-name="P2"/>
      <text:list xml:id="list5429087826613338387" text:style-name="Outline">
        <text:list-item>
          <text:list>
            <text:list-item>
              <text:list>
                <text:list-item>
                  <text:h text:style-name="P19" text:outline-level="3">Великий Новгород</text:h>
                </text:list-item>
                <text:list-item>
                  <text:h text:style-name="P19" text:outline-level="3">2020</text:h>
                </text:list-item>
              </text:list>
            </text:list-item>
          </text:list>
        </text:list-item>
      </text:list>
      <text:p text:style-name="P9"/>
      <text:list xml:id="list43580812" text:continue-numbering="true" text:style-name="Outline">
        <text:list-item>
          <text:h text:style-name="P17" text:outline-level="1"><text:bookmark text:name="_Toc311745013"/><text:soft-page-break/><text:span text:style-name="T9">Лабораторная работа №11 –«Семейство протоколов </text:span><text:span text:style-name="T10">TCP</text:span><text:span text:style-name="T9">/</text:span><text:span text:style-name="T10">IP</text:span><text:span text:style-name="T9">. Сокеты в </text:span><text:span text:style-name="T10">UNIX</text:span><text:span text:style-name="T9"> и работа с ними»</text:span></text:h>
          <text:list>
            <text:list-item>
              <text:h text:style-name="P18" text:outline-level="2"><text:bookmark text:name="_Toc311745014"/>Задание на лабораторную работу</text:h>
            </text:list-item>
          </text:list>
        </text:list-item>
      </text:list>
      <text:p text:style-name="P12">Написать программу-клиент и программу-сервер для выполнения следующего сценария: клиент генерирует случайным образом массив целых чисел с заданным размером и диапазоном значений; клиент передаёт по сети массив на сервер; сервер сортирует массив по убыванию и возвращает его клиенту; клиент выводит на экран отсортированный массив и время ожидания ответа от сервера.</text:p>
      <text:p text:style-name="P12">При запуске программы-сервера через параметры командной строки передаётся порт, на котором будет работать сервер. Если данный порт занят, программа-сервер должна получить порт по усмотрению системы. При успешном запуске сервер должен выдать на экран номер порта, на котором он работает.</text:p>
      <text:p text:style-name="P12">При запуске программы-клиента через параметры командной строки передаётся <text:span text:style-name="T4">IP</text:span>-адрес и порт (сокет) программы-сервера в формате &lt;<text:span text:style-name="T4">IP</text:span>-address&gt;:&lt;port&gt; (например, 192.168.0.100:4242). После запуска программы-клиента пользователь вводит размер массива, минимальное и максимальное значение элементов.</text:p>
      <text:p text:style-name="P20"><text:span text:style-name="T9"/></text:p>
      <text:p text:style-name="P13"/>
      <text:p text:style-name="P16"><text:span text:style-name="T12">Код: </text:span></text:p>
      <text:p text:style-name="P10">server.c</text:p>
      <text:p text:style-name="P11"><text:span text:style-name="T5">#include &lt;stdio.h&gt;<text:line-break/>#include &lt;sys/shm.h&gt;<text:line-break/>#include &lt;stdlib.h&gt;<text:line-break/>#include &lt;pthread.h&gt;<text:line-break/>#include &lt;unistd.h&gt;<text:line-break/>#include &lt;sys/types.h&gt;<text:line-break/>#include &lt;sys/wait.h&gt;<text:line-break/>#include &lt;string.h&gt;<text:line-break/>#include &lt;fcntl.h&gt;<text:line-break/>#include &lt;sys/stat.h&gt;<text:line-break/>#include &lt;sys/sem.h&gt;<text:line-break/>#include &lt;sys/msg.h&gt;<text:line-break/>#include &lt;sys/ipc.h&gt;<text:line-break/>#include &lt;fcntl.h&gt;<text:line-break/>#include &lt;sys/mman.h&gt;<text:line-break/>#include &lt;sys/stat.h&gt;<text:line-break/>#include &lt;signal.h&gt;<text:line-break/>#include &lt;sys/socket.h&gt;<text:line-break/>#include &lt;netinet/in.h&gt;<text:line-break/>#include &lt;arpa/inet.h&gt;<text:line-break/>#include &lt;errno.h&gt;<text:line-break/><text:line-break/>// Driver code <text:line-break/>int main(int argc, char** argv) {<text:line-break/><text:tab/>int porti = atoi(argv[1]); <text:line-break/> <text:s text:c="3"/>int sockfd; <text:line-break/> <text:s text:c="3"/>int buffer[1000]; <text:line-break/> <text:s text:c="3"/>char *hello = "Hello from server"; <text:line-break/> <text:s text:c="3"/>struct sockaddr_in servaddr, cliaddr; <text:line-break/></text:span><text:soft-page-break/><text:span text:style-name="T5"> <text:s text:c="5"/><text:line-break/> <text:s text:c="3"/>// Creating socket file descriptor <text:line-break/> <text:s text:c="3"/>if ( (sockfd = socket(AF_INET, SOCK_DGRAM, 0)) &lt; 0 ) { <text:line-break/> <text:s text:c="7"/>perror("socket creation failed"); <text:line-break/> <text:s text:c="7"/>exit(EXIT_FAILURE); <text:line-break/> <text:s text:c="3"/>} <text:line-break/> <text:s text:c="5"/><text:line-break/> <text:s text:c="3"/>memset(&amp;servaddr, 0, sizeof(servaddr)); <text:line-break/> <text:s text:c="3"/>memset(&amp;cliaddr, 0, sizeof(cliaddr)); <text:line-break/> <text:s text:c="5"/><text:line-break/> <text:s text:c="3"/>// Filling server information <text:line-break/> <text:s text:c="3"/>servaddr.sin_family <text:s text:c="3"/>= AF_INET; // IPv4 <text:line-break/> <text:s text:c="3"/>servaddr.sin_addr.s_addr = inet_addr("127.0.0.1"); <text:line-break/> <text:s text:c="3"/>servaddr.sin_port = htons(porti); <text:line-break/> <text:s text:c="5"/><text:line-break/> <text:s text:c="3"/>// Bind the socket with the server address <text:line-break/> <text:s text:c="3"/>if ( bind(sockfd, (const struct sockaddr *)&amp;servaddr, <text:s/><text:line-break/> <text:s text:c="11"/>sizeof(servaddr)) &lt; 0 ) <text:line-break/> <text:s text:c="3"/>{ <text:tab/><text:line-break/><text:tab/>servaddr.sin_port = 0; <text:line-break/><text:tab/>if ( bind(sockfd, (const struct sockaddr *)&amp;servaddr, <text:s/><text:line-break/> <text:s text:c="11"/>sizeof(servaddr)) &lt; 0 )<text:line-break/>{<text:line-break/> <text:s text:c="7"/>perror("bind failed"); <text:line-break/> <text:s text:c="7"/>exit(EXIT_FAILURE); <text:line-break/>}<text:line-break/> <text:s text:c="3"/>} <text:line-break/><text:tab/>printf("Server start on port: %d\n", ntohs(servaddr.sin_port));<text:line-break/> <text:s text:c="3"/><text:line-break/> <text:s text:c="3"/>int len, n; <text:line-break/> <text:s/><text:line-break/> <text:s text:c="3"/>len = sizeof(cliaddr); <text:s/>//len is value/resuslt <text:line-break/> <text:s/><text:line-break/> <text:s text:c="3"/>n = recvfrom(sockfd, (int *)buffer, 1000, <text:s/><text:line-break/> <text:s text:c="15"/>MSG_WAITALL, ( struct sockaddr *) &amp;cliaddr, <text:line-break/> <text:s text:c="15"/>&amp;len); <text:line-break/> <text:s text:c="3"/>int k=0;<text:line-break/><text:tab/>while (buffer[k]!=-9999)<text:line-break/><text:tab/>{<text:line-break/><text:tab/><text:tab/>printf("%d\n", buffer[k]);<text:line-break/><text:tab/><text:tab/>k++;<text:line-break/><text:tab/>} <text:line-break/><text:tab/>int NUM = buffer[0];<text:line-break/><text:tab/><text:tab/>for(int i = 2; i &lt; NUM+1; ++i)<text:line-break/><text:tab/>{<text:line-break/><text:tab/><text:tab/>for(int r = 1; r &lt; NUM+2-i; r++)<text:line-break/><text:tab/><text:tab/>{<text:line-break/><text:tab/><text:tab/><text:tab/>if(buffer[r] &lt; buffer[r+1])<text:line-break/><text:tab/><text:tab/><text:tab/>{<text:line-break/><text:tab/><text:tab/><text:tab/><text:tab/>// Обмен местами<text:line-break/><text:tab/><text:tab/><text:tab/><text:tab/>int temp = buffer[r];<text:line-break/><text:tab/><text:tab/><text:tab/><text:tab/>buffer[r] = buffer[r+1];<text:line-break/></text:span><text:soft-page-break/><text:span text:style-name="T5"><text:tab/><text:tab/><text:tab/><text:tab/>buffer[r+1] = temp;<text:line-break/><text:tab/><text:tab/><text:tab/>}<text:line-break/><text:tab/><text:tab/>}<text:line-break/><text:tab/>}<text:line-break/><text:line-break/> <text:s text:c="2"/>sendto(sockfd, (const int *)buffer, (NUM+2)*sizeof(int), <text:s/><text:line-break/> <text:s text:c="7"/>MSG_CONFIRM, (const struct sockaddr *) &amp;cliaddr, <text:line-break/> <text:s text:c="11"/>len); <text:line-break/> <text:s text:c="3"/>printf("Sort sent.\n"); <text:s/><text:line-break/> <text:s text:c="5"/><text:line-break/> <text:s text:c="3"/>return 0; <text:line-break/>} <text:line-break/></text:span><text:span text:style-name="T8">Client.c</text:span><text:span text:style-name="T5"><text:line-break/>#include &lt;stdio.h&gt;<text:line-break/>#include &lt;sys/shm.h&gt;<text:line-break/>#include &lt;stdlib.h&gt;<text:line-break/>#include &lt;pthread.h&gt;<text:line-break/>#include &lt;unistd.h&gt;<text:line-break/>#include &lt;sys/types.h&gt;<text:line-break/>#include &lt;sys/wait.h&gt;<text:line-break/>#include &lt;string.h&gt;<text:line-break/>#include &lt;fcntl.h&gt;<text:line-break/>#include &lt;sys/stat.h&gt;<text:line-break/>#include &lt;sys/sem.h&gt;<text:line-break/>#include &lt;sys/msg.h&gt;<text:line-break/>#include &lt;sys/ipc.h&gt;<text:line-break/>#include &lt;fcntl.h&gt;<text:line-break/>#include &lt;sys/mman.h&gt;<text:line-break/>#include &lt;sys/stat.h&gt;<text:line-break/>#include &lt;signal.h&gt;<text:line-break/>#include &lt;sys/socket.h&gt;<text:line-break/>#include &lt;netinet/in.h&gt;<text:line-break/>#include &lt;arpa/inet.h&gt;<text:line-break/>#include &lt;errno.h&gt;<text:line-break/><text:line-break/>int main(int argc, char** argv) <text:s/>{ <text:line-break/> <text:s text:c="3"/>char* addr = argv[1];<text:tab/><text:line-break/> <text:s text:c="3"/>int i=0;<text:line-break/> <text:s text:c="3"/>int porti = atoi(argv[2]);<text:line-break/> <text:s text:c="3"/>int sockfd; <text:line-break/> <text:s text:c="3"/>int buffer[1000]; <text:line-break/> <text:s text:c="3"/>char hello[1000] = "Hello from client"; <text:line-break/> <text:s text:c="3"/>struct sockaddr_in <text:s text:c="4"/>servaddr; <text:line-break/> <text:s/><text:line-break/> <text:s text:c="3"/>// Creating socket file descriptor <text:line-break/> <text:s text:c="3"/>if ( (sockfd = socket(AF_INET, SOCK_DGRAM, 0)) &lt; 0 ) { <text:line-break/> <text:s text:c="7"/>perror("socket creation failed"); <text:line-break/> <text:s text:c="7"/>exit(EXIT_FAILURE); <text:line-break/> <text:s text:c="3"/>} <text:line-break/> <text:s/><text:line-break/> <text:s text:c="3"/>memset(&amp;servaddr, 0, sizeof(servaddr)); <text:line-break/> <text:s text:c="5"/><text:line-break/></text:span><text:soft-page-break/><text:span text:style-name="T5"> <text:s text:c="3"/>// Filling server information <text:line-break/> <text:s text:c="3"/>servaddr.sin_family = AF_INET; <text:line-break/> <text:s text:c="3"/>servaddr.sin_port = htons(porti); <text:line-break/> <text:s text:c="3"/>servaddr.sin_addr.s_addr = inet_addr(addr); <text:line-break/> <text:s text:c="5"/>int NUM, MAXI, MINI;<text:line-break/><text:tab/>scanf("%d", &amp;NUM);<text:line-break/><text:tab/>scanf("%d", &amp;MAXI);<text:line-break/><text:tab/>scanf("%d", &amp;MINI);<text:line-break/><text:tab/>int mas[NUM+2];<text:line-break/><text:tab/>mas[0]=NUM;<text:line-break/><text:tab/>for (int i=1; i&lt;=NUM; i++)<text:line-break/><text:tab/>{<text:line-break/><text:tab/><text:tab/>mas[i]=rand()%(MAXI-MINI)+MINI;<text:line-break/><text:tab/>}<text:line-break/><text:tab/>mas[NUM+1] = -9999; <text:line-break/> <text:s text:c="3"/>int n, len; <text:line-break/> <text:s text:c="5"/><text:line-break/> <text:s text:c="3"/>sendto(sockfd, (const int *)mas, (NUM+2)*sizeof(int), <text:line-break/> <text:s text:c="7"/>MSG_CONFIRM, (const struct sockaddr *) &amp;servaddr, <text:s/><text:line-break/> <text:s text:c="11"/>sizeof(servaddr)); <text:line-break/> <text:s text:c="3"/>printf("Numbers sent.\n"); <text:line-break/> <text:s text:c="9"/><text:line-break/> <text:s text:c="3"/>n = recvfrom(sockfd, (int *)buffer, 1000, <text:s/><text:line-break/> <text:s text:c="15"/>MSG_WAITALL, (struct sockaddr *) &amp;servaddr, <text:line-break/> <text:s text:c="15"/>&amp;len); <text:line-break/><text:tab/>int k=1;<text:line-break/><text:tab/>while (buffer[k]!=-9999)<text:line-break/><text:tab/>{<text:line-break/><text:tab/><text:tab/>printf("%d\n", buffer[k]);<text:line-break/><text:tab/><text:tab/>k++;<text:line-break/><text:tab/>} <text:line-break/> <text:s/><text:line-break/> <text:s text:c="3"/>close(sockfd); <text:line-break/> <text:s text:c="3"/>return 0; <text:line-break/>}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style:font-name-asian="Times New Roman2" style:language-asian="ru" style:country-asian="RU" style:font-name-complex="Times New Roman2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size="12pt" fo:language="de" fo:country="DE" style:letter-kerning="true" style:font-name-asian="Times New Roman2" style:font-size-asian="12pt" style:language-asian="ru" style:country-asian="RU" style:font-name-complex="Times New Roman2" style:font-size-complex="10pt" style:language-complex="fa" style:country-complex="I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8</meta:editing-cycles>
    <meta:creation-date>2020-03-31T14:39:00</meta:creation-date>
    <dc:date>2020-05-09T23:35:36.28</dc:date>
    <meta:editing-duration>PT13M29S</meta:editing-duration>
    <meta:generator>OpenOffice/4.1.7$Win32 OpenOffice.org_project/417m1$Build-9800</meta:generator>
    <meta:document-statistic meta:table-count="0" meta:image-count="0" meta:object-count="0" meta:page-count="5" meta:paragraph-count="22" meta:word-count="614" meta:character-count="56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